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a">
      <style:paragraph-properties fo:margin-left="0.5in" fo:margin-right="0in" fo:line-height="107%" fo:text-indent="-0.25in" style:auto-text-indent="false" style:writing-mode="lr-tb"/>
    </style:style>
    <style:style style:name="P2" style:family="paragraph" style:parent-style-name="List_20_Paragraph" style:list-style-name="WWNum1a">
      <style:paragraph-properties fo:margin-left="0.5in" fo:margin-right="0in" fo:line-height="107%" fo:text-indent="-0.25in" style:auto-text-indent="false" style:writing-mode="lr-tb"/>
      <style:text-properties fo:language="en" fo:country="GB"/>
    </style:style>
    <style:style style:name="P3" style:family="paragraph" style:parent-style-name="List_20_Paragraph" style:list-style-name="WWNum1a">
      <style:paragraph-properties fo:margin-left="1in" fo:margin-right="0in" fo:line-height="107%" fo:text-indent="-0.25in" style:auto-text-indent="false" style:writing-mode="lr-tb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 style:list-style-name="WWNum1a">
      <style:paragraph-properties fo:margin-left="1in" fo:margin-right="0in" fo:margin-top="0in" fo:margin-bottom="0.111in" loext:contextual-spacing="true" fo:line-height="107%" fo:text-indent="-0.25in" style:auto-text-indent="false" style:writing-mode="lr-tb"/>
    </style:style>
    <style:style style:name="P6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7" style:family="paragraph" style:parent-style-name="Standard">
      <style:paragraph-properties fo:margin-left="0in" fo:margin-right="0in" fo:line-height="107%" fo:text-indent="0in" style:auto-text-indent="false" style:writing-mode="lr-tb"/>
      <style:text-properties fo:language="en" fo:country="GB"/>
    </style:style>
    <style:style style:name="P8" style:family="paragraph" style:parent-style-name="Standard" style:master-page-name="Standard">
      <style:paragraph-properties style:page-number="auto"/>
      <style:text-properties fo:font-size="8pt" style:font-size-asian="8pt" style:font-size-complex="8pt"/>
    </style:style>
    <style:style style:name="T1" style:family="text">
      <style:text-properties fo:language="en" fo:country="GB" style:font-name-asian="Times New Roman"/>
    </style:style>
    <style:style style:name="T2" style:family="text">
      <style:text-properties fo:language="en" fo:country="GB" officeooo:rsid="0006e765" style:font-name-asian="Times New Roman"/>
    </style:style>
    <style:style style:name="T3" style:family="text">
      <style:text-properties style:use-window-font-color="true" style:font-name="Calibri" fo:font-size="11pt" fo:language="de" fo:country="DE" officeooo:rsid="000bf626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4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bb529" style:font-name="JetBrains Mono" fo:font-size="10pt" fo:language="en" fo:country="GB" fo:font-style="normal" fo:font-weight="normal" officeooo:rsid="0006e765" style:font-name-asian="Times New Roman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d0d0ff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notationen</text:p>
      <text:p text:style-name="P4"/>
      <text:p text:style-name="P4">Question</text:p>
      <text:p text:style-name="P4"><text:s text:c="4"/>• über Klassennamen</text:p>
      <text:p text:style-name="P4"><text:tab/><text:tab/>◦ @Entity</text:p>
      <text:p text:style-name="P4"><text:s text:c="4"/><text:tab/>◦ @Table(name = "Question", schema = "db2") über Klassennamen</text:p>
      <text:p text:style-name="P4"><text:s text:c="4"/>• @Id über den PK questionID</text:p>
      <text:p text:style-name="P4"><text:s text:c="4"/>• Über answer:</text:p>
      <text:p text:style-name="P4"><text:s text:c="8"/>◦ @ElementCollection</text:p>
      <text:p text:style-name="P4"><text:s text:c="8"/>◦ @CollectionTable(schema = "db2")</text:p>
      <text:p text:style-name="P4"><text:s text:c="8"/>◦ @OrderColumn(name = "answerOrder")um Reihenfolge zu erhalten</text:p>
      <text:p text:style-name="P4"><text:s text:c="4"/>• @ManyToOne bei Category</text:p>
      <text:p text:style-name="P4"><text:tab/></text:p>
      <text:p text:style-name="P4">Category</text:p>
      <text:p text:style-name="P4"><text:s text:c="4"/>• Über Klassennamen:</text:p>
      <text:p text:style-name="P4"><text:s text:c="8"/>◦ @Entity</text:p>
      <text:p text:style-name="P4"><text:s text:c="8"/>◦ @Table(name = "Category", schema = "db2")</text:p>
      <text:p text:style-name="P4"><text:s text:c="8"/>◦ @NamedQueries(</text:p>
      <text:p text:style-name="P4"><text:s text:c="2"/><text:tab/><text:tab/><text:tab/>{</text:p>
      <text:p text:style-name="P4"><text:s text:c="4"/><text:tab/><text:tab/><text:tab/>@NamedQuery(name = "Category.findAll", query = "select c from Category c")</text:p>
      <text:p text:style-name="P4"><text:s text:c="2"/><text:tab/><text:tab/><text:tab/>}</text:p>
      <text:p text:style-name="P4"><text:tab/><text:tab/>)</text:p>
      <text:p text:style-name="P4"><text:s text:c="8"/>◦ </text:p>
      <text:p text:style-name="P4"><text:s text:c="4"/>• @Id und @GeneratedValue(strategy = GenerationType.AUTO) über den PK catID</text:p>
      <text:p text:style-name="P4"><text:s text:c="4"/>• @Column(unique = true) bei Namen</text:p>
      <text:p text:style-name="P4"><text:s text:c="4"/>• @OneToMany(mappedBy = "cat") bei QuestionList</text:p>
      <text:p text:style-name="P4"><text:tab/></text:p>
      <text:p text:style-name="P4">Game</text:p>
      <text:p text:style-name="P4"><text:tab/>• über Klassenamen:</text:p>
      <text:p text:style-name="P4"><text:tab/><text:tab/>◦ @Entity</text:p>
      <text:p text:style-name="P4"><text:tab/><text:tab/>◦ @Table(name = "Game", schema = "db2")</text:p>
      <text:p text:style-name="P4"><text:tab/>• @Id und @GeneratedValue(strategy = GenerationType.AUTO) über den PK gameID</text:p>
      <text:p text:style-name="P4"><text:tab/>• @Temporal(TemporalType.TIMESTAMP) über den Datumsfeldern gameBegin und gameEnd</text:p>
      <text:p text:style-name="P4"><text:tab/>• @OneToMany(mappedBy = "game" über answerList</text:p>
      <text:p text:style-name="P4"><text:tab/></text:p>
      <text:p text:style-name="P4">GameAnswer</text:p>
      <text:p text:style-name="P4"><text:tab/>• über Klassenamen:</text:p>
      <text:p text:style-name="P4"><text:tab/><text:tab/>◦ @Entity</text:p>
      <text:p text:style-name="P4"><text:tab/><text:tab/>◦ @Table(name = "GameAnswer", schema = "db2")</text:p>
      <text:p text:style-name="P4"><text:tab/>• @Id und @GeneratedValue(strategy = GenerationType.AUTO) über den PK gameAnswerID</text:p>
      <text:p text:style-name="P4"><text:soft-page-break/><text:tab/>• @ManyToOne über game</text:p>
      <text:p text:style-name="P4"><text:tab/>• @OneToOne über question</text:p>
      <text:p text:style-name="P4"/>
      <text:p text:style-name="P4">Player</text:p>
      <text:p text:style-name="P4"><text:tab/>• über Klassenamen:</text:p>
      <text:p text:style-name="P4"><text:tab/><text:tab/>◦ @Entity</text:p>
      <text:p text:style-name="P4"><text:tab/><text:tab/>◦ @Table(name = "Game", schema = "db2")</text:p>
      <text:p text:style-name="P4"><text:tab/><text:tab/>◦ @NamedQueries(</text:p>
      <text:p text:style-name="P4"><text:s text:c="2"/><text:tab/><text:tab/><text:tab/>{</text:p>
      <text:p text:style-name="P4"><text:s text:c="4"/><text:tab/><text:tab/><text:tab/>@NamedQuery(name = "Player.findByName", query = "select p from Player p where <text:tab/><text:tab/><text:tab/><text:tab/><text:tab/>p.name = :name")</text:p>
      <text:p text:style-name="P4"><text:s text:c="2"/><text:tab/><text:tab/><text:tab/>}</text:p>
      <text:p text:style-name="P4"><text:tab/><text:tab/>)</text:p>
      <text:p text:style-name="P4"><text:tab/>• @Id und @GeneratedValue(strategy = GenerationType.AUTO) über den PK gameAnswerID</text:p>
      <text:p text:style-name="P4"><text:tab/>• @Column(unique = true) über name</text:p>
      <text:p text:style-name="P4"/>
      <text:p text:style-name="P4"><text:tab/></text:p>
      <text:p text:style-name="P4"/>
      <text:p text:style-name="P4">Username: db_yabr_pm</text:p>
      <text:p text:style-name="P4">Pw: lol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de" fo:country="DE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false" style:font-name-asian="Symbol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3:25:00</meta:creation-date>
    <meta:initial-creator>philipp</meta:initial-creator>
    <dc:language>en-US</dc:language>
    <dc:date>2021-01-09T17:48:29.932700968</dc:date>
    <meta:editing-cycles>8</meta:editing-cycles>
    <meta:editing-duration>PT10M7S</meta:editing-duration>
    <meta:generator>LibreOffice/6.4.6.2$Linux_X86_64 LibreOffice_project/40$Build-2</meta:generator>
    <meta:document-statistic meta:table-count="0" meta:image-count="0" meta:object-count="0" meta:page-count="2" meta:paragraph-count="55" meta:word-count="213" meta:character-count="1607" meta:non-whitespace-character-count="12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